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solid" draw:fill-color="#ffffff"/>
      <style:paragraph-properties fo:background-color="#ffffff" fo:padding="0cm" fo:border="none" style:shadow="none"/>
      <style:text-properties officeooo:paragraph-rsid="000efcd4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officeooo:rsid="000f345f" style:font-size-asian="10pt" style:font-style-asian="normal" style:font-weight-asian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27977336" text:style-name="L1">
        <text:list-item>
          <text:p text:style-name="P1"><text:span text:style-name="T1">bazı sorular metin belgesinde bazıları kodun içinde. </text:span><text:span text:style-name="T1"><text:s/>satır numaraları değişebileğinden bu tarz sorular kod içinde yorum satırı halinde</text:span></text:p>
        </text:list-item>
        <text:list-item>
          <text:p text:style-name="P1"><text:span text:style-name="T1">uml çizimi ekleyemedim henüz </text:span></text:p>
        </text:list-item>
        <text:list-item>
          <text:p text:style-name="P1"><text:span text:style-name="T1">örnek amaçlı ders kodu klasörde </text:span><text:line-break/><text:span text:style-name="T1">git github kullanmak sorunlu , github reklam amaçlı nasıl kullanacağımızı gördük, git ile bağlantısı vb konuşmadık</text:span><text:line-break/><text:span text:style-name="T1">git ise hızlı geçtik . git hub işi çözülünde oradaki md yi kullanırım.</text:span></text:p>
        </text:list-item>
        <text:list-item>
          <text:p text:style-name="P1"><text:span text:style-name="T1">github class room kod yükleme için browserdan</text:span><text:line-break/><text:span text:style-name="T1">upload edip ideyi bağlamak, sonrasında oraya push ettirir mi bakmadım.</text:span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8:34:55.377751064</meta:creation-date>
    <meta:generator>LibreOffice/7.3.7.2$Linux_X86_64 LibreOffice_project/30$Build-2</meta:generator>
    <dc:date>2024-03-20T08:37:32.855682014</dc:date>
    <meta:editing-duration>PT2M38S</meta:editing-duration>
    <meta:editing-cycles>2</meta:editing-cycles>
    <meta:document-statistic meta:table-count="0" meta:image-count="0" meta:object-count="0" meta:page-count="1" meta:paragraph-count="4" meta:word-count="77" meta:character-count="507" meta:non-whitespace-character-count="434"/>
  </office:meta>
</office:document-meta>
</file>